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47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8cm" fo:min-width="0.6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8cm" fo:min-width="0.6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6cm" fo:min-width="0.6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.6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.6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8cm" fo:min-width="1.1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8cm" fo:min-width="1.1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1.2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1.2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8cm" fo:min-width="1.2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21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8cm" fo:min-width="1.549cm"/>
    </style:style>
    <style:style style:name="gr18" style:family="graphic" style:parent-style-name="standard">
      <style:graphic-properties draw:stroke="none" svg:stroke-color="#000000" draw:fill="none" draw:fill-color="#ffffff" fo:min-height="6.692cm"/>
    </style:style>
    <style:style style:name="P1" style:family="paragraph"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controls" svg:width="9.831cm" svg:height="5.72cm" svg:x="2.128cm" svg:y="2.524cm">
          <draw:text-box>
            <text:p><text:span text:style-name="T1">LED0: at clock_run</text:span></text:p>
            <text:p><text:span text:style-name="T1">LED1: at set_clock_hour</text:span></text:p>
            <text:p><text:span text:style-name="T1">LED2: at set_clock_min</text:span></text:p>
            <text:p><text:span text:style-name="T1">LED3: at set_alarm_hour</text:span></text:p>
            <text:p><text:span text:style-name="T1">LED4: at set_alarm_min</text:span></text:p>
            <text:p><text:span text:style-name="T1">LED5: not used</text:span></text:p>
            <text:p><text:span text:style-name="T1">LED6: buzzing</text:span></text:p>
            <text:p><text:span text:style-name="T1">LED7: will alarm</text:span></text:p>
            <text:p><text:span text:style-name="T1"/></text:p>
          </draw:text-box>
        </draw:frame>
        <draw:custom-shape draw:style-name="gr2" draw:text-style-name="P3" xml:id="id1" draw:id="id1" draw:layer="controls" svg:width="3.932cm" svg:height="1.529cm" svg:x="4.27cm" svg:y="19.46cm">
          <text:p text:style-name="P2"><text:span text:style-name="T1">set_clock_h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controls" svg:width="3.932cm" svg:height="1.529cm" svg:x="8.548cm" svg:y="15.546cm">
          <text:p text:style-name="P2"><text:span text:style-name="T1">clock_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controls" svg:width="3.932cm" svg:height="1.53cm" svg:x="1.158cm" svg:y="24.243cm">
          <text:p text:style-name="P2"><text:span text:style-name="T1">set_clock_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controls" svg:width="3.933cm" svg:height="1.53cm" svg:x="12.826cm" svg:y="11.632cm">
          <draw:glue-point draw:id="4" svg:x="4.809cm" svg:y="-3.037cm"/>
          <draw:glue-point draw:id="5" svg:x="2.865cm" svg:y="-4.465cm"/>
          <draw:glue-point draw:id="6" svg:x="-2.968cm" svg:y="-5.005cm"/>
          <draw:glue-point draw:id="7" svg:x="-5.002cm" svg:y="-1.608cm"/>
          <text:p text:style-name="P2"><text:span text:style-name="T1">set_alarm_h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" draw:id="id4" draw:layer="controls" svg:width="3.933cm" svg:height="1.53cm" svg:x="15.938cm" svg:y="6.848cm">
          <draw:glue-point draw:id="4" svg:x="2.795cm" svg:y="-5cm"/>
          <draw:glue-point draw:id="5" svg:x="-4.982cm" svg:y="-5cm"/>
          <draw:glue-point draw:id="6" svg:x="5.002cm" svg:y="-5cm"/>
          <draw:glue-point draw:id="7" svg:x="-2.204cm" svg:y="-5cm"/>
          <text:p text:style-name="P4"><text:span text:style-name="T1">set_alarm_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controls" svg:x1="8.202cm" svg:y1="20.224cm" svg:x2="10.514cm" svg:y2="17.075cm" draw:start-shape="id1" draw:start-glue-point="1" draw:end-shape="id2" svg:d="M8202 20224h2312v-3149" svg:viewBox="0 0 2313 3150">
          <text:p/>
        </draw:connector>
        <draw:connector draw:style-name="gr3" draw:text-style-name="P3" draw:layer="controls" svg:x1="8.548cm" svg:y1="16.31cm" svg:x2="6.236cm" svg:y2="19.46cm" draw:start-shape="id2" draw:start-glue-point="3" draw:end-shape="id1" draw:end-glue-point="0" svg:d="M8548 16310h-2312v3150" svg:viewBox="0 0 2313 3151">
          <text:p/>
        </draw:connector>
        <draw:frame draw:style-name="gr4" draw:text-style-name="P1" draw:layer="controls" svg:width="1.418cm" svg:height="0.828cm" svg:x="8.607cm" svg:y="20.467cm">
          <draw:text-box>
            <text:p><text:span text:style-name="T1">b0</text:span></text:p>
          </draw:text-box>
        </draw:frame>
        <draw:frame draw:style-name="gr5" draw:text-style-name="P1" draw:layer="controls" svg:width="1.255cm" svg:height="0.827cm" svg:x="6.825cm" svg:y="15.41cm">
          <draw:text-box>
            <text:p><text:span text:style-name="T1">b0</text:span></text:p>
          </draw:text-box>
        </draw:frame>
        <draw:connector draw:style-name="gr3" draw:text-style-name="P3" draw:layer="controls" svg:x1="12.48cm" svg:y1="16.31cm" svg:x2="14.792cm" svg:y2="13.162cm" draw:start-shape="id2" draw:start-glue-point="1" draw:end-shape="id3" svg:d="M12480 16310h2312v-3148" svg:viewBox="0 0 2313 3149">
          <text:p/>
        </draw:connector>
        <draw:connector draw:style-name="gr3" draw:text-style-name="P3" draw:layer="controls" svg:x1="12.826cm" svg:y1="12.397cm" svg:x2="10.514cm" svg:y2="15.546cm" draw:start-shape="id3" draw:start-glue-point="3" draw:end-shape="id2" svg:d="M12826 12397h-2312v3149" svg:viewBox="0 0 2313 3150">
          <text:p/>
        </draw:connector>
        <draw:connector draw:style-name="gr3" draw:text-style-name="P3" draw:layer="controls" svg:x1="16.759cm" svg:y1="12.397cm" svg:x2="17.904cm" svg:y2="8.378cm" draw:start-shape="id3" draw:start-glue-point="1" draw:end-shape="id4" draw:end-glue-point="2" svg:d="M16759 12397h1145v-4019" svg:viewBox="0 0 1146 4020">
          <text:p/>
        </draw:connector>
        <draw:connector draw:style-name="gr3" draw:text-style-name="P3" draw:layer="controls" svg:x1="15.938cm" svg:y1="7.613cm" svg:x2="14.792cm" svg:y2="11.632cm" draw:start-shape="id4" draw:start-glue-point="3" draw:end-shape="id3" draw:end-glue-point="0" svg:d="M15938 7613h-1146v4019" svg:viewBox="0 0 1147 4020">
          <text:p/>
        </draw:connector>
        <draw:frame draw:style-name="gr4" draw:text-style-name="P1" draw:layer="controls" svg:width="1.251cm" svg:height="0.828cm" svg:x="6.107cm" svg:y="23.603cm">
          <draw:text-box>
            <text:p><text:span text:style-name="T1">b1</text:span></text:p>
          </draw:text-box>
        </draw:frame>
        <draw:frame draw:style-name="gr6" draw:text-style-name="P1" draw:layer="controls" svg:width="1.483cm" svg:height="0.828cm" svg:x="1.77cm" svg:y="21.115cm">
          <draw:text-box>
            <text:p><text:span text:style-name="T1">b1</text:span></text:p>
          </draw:text-box>
        </draw:frame>
        <draw:frame draw:style-name="gr7" draw:text-style-name="P1" draw:layer="controls" svg:width="1.686cm" svg:height="0.826cm" svg:x="12.724cm" svg:y="16.331cm">
          <draw:text-box>
            <text:p><text:span text:style-name="T1">b1</text:span></text:p>
          </draw:text-box>
        </draw:frame>
        <draw:frame draw:style-name="gr8" draw:text-style-name="P1" draw:layer="controls" svg:width="1.611cm" svg:height="0.827cm" svg:x="17.093cm" svg:y="12.57cm">
          <draw:text-box>
            <text:p><text:span text:style-name="T1">b1</text:span></text:p>
          </draw:text-box>
        </draw:frame>
        <draw:frame draw:style-name="gr4" draw:text-style-name="P1" draw:layer="controls" svg:width="1.163cm" svg:height="0.828cm" svg:x="13.942cm" svg:y="8.493cm">
          <draw:text-box>
            <text:p><text:span text:style-name="T1">b1</text:span></text:p>
          </draw:text-box>
        </draw:frame>
        <draw:frame draw:style-name="gr9" draw:text-style-name="P1" draw:layer="controls" svg:width="1.602cm" svg:height="0.827cm" svg:x="6.899cm" svg:y="25.065cm">
          <draw:text-box>
            <text:p><text:span text:style-name="T1">b0</text:span></text:p>
          </draw:text-box>
        </draw:frame>
        <draw:frame draw:style-name="gr10" draw:text-style-name="P1" draw:layer="controls" svg:width="1.254cm" svg:height="1.11cm" svg:x="11.523cm" svg:y="11.478cm">
          <draw:text-box>
            <text:p><text:span text:style-name="T1">b0</text:span></text:p>
          </draw:text-box>
        </draw:frame>
        <draw:connector draw:style-name="gr3" draw:text-style-name="P5" draw:layer="controls" svg:x1="5.09cm" svg:y1="25.008cm" svg:x2="6.236cm" svg:y2="20.989cm" draw:start-shape="id5" draw:start-glue-point="1" draw:end-shape="id1" svg:d="M5090 25008h1146v-4019" svg:viewBox="0 0 1147 4020">
          <text:p/>
        </draw:connector>
        <draw:connector draw:style-name="gr3" draw:text-style-name="P5" draw:layer="controls" svg:x1="4.27cm" svg:y1="20.224cm" svg:x2="3.124cm" svg:y2="24.243cm" draw:start-shape="id1" draw:start-glue-point="3" draw:end-shape="id5" draw:end-glue-point="0" svg:d="M4270 20224h-1146v4019" svg:viewBox="0 0 1147 4020">
          <text:p/>
        </draw:connector>
        <draw:connector draw:style-name="gr3" draw:text-style-name="P5" draw:layer="controls" svg:x1="5.09cm" svg:y1="25.008cm" svg:x2="10.514cm" svg:y2="17.075cm" draw:start-shape="id5" draw:start-glue-point="1" draw:end-shape="id2" draw:end-glue-point="2" svg:d="M5090 25008h5424v-7933" svg:viewBox="0 0 5425 7934">
          <text:p/>
        </draw:connector>
        <draw:connector draw:style-name="gr3" draw:text-style-name="P5" draw:layer="controls" svg:x1="15.938cm" svg:y1="7.613cm" svg:x2="10.514cm" svg:y2="15.546cm" draw:start-shape="id4" draw:start-glue-point="3" draw:end-shape="id2" draw:end-glue-point="0" svg:d="M15938 7613h-5424v7933" svg:viewBox="0 0 5425 7934">
          <text:p/>
        </draw:connector>
        <draw:frame draw:style-name="gr5" draw:text-style-name="P1" draw:layer="controls" svg:width="1.255cm" svg:height="0.827cm" svg:x="12.505cm" svg:y="6.609cm">
          <draw:text-box>
            <text:p><text:span text:style-name="T1">b0</text:span></text:p>
          </draw:text-box>
        </draw:frame>
        <draw:connector draw:style-name="gr3" draw:text-style-name="P5" draw:layer="controls" draw:type="curve" svg:x1="19.871cm" svg:y1="7.613cm" svg:x2="17.904cm" svg:y2="6.848cm" draw:start-shape="id4" draw:start-glue-point="1" draw:end-shape="id4" draw:end-glue-point="0" svg:d="M19871 7613c750 0 625-633-54-1012s-1913-504-1913 247" svg:viewBox="0 0 2479 1314">
          <text:p/>
        </draw:connector>
        <draw:connector draw:style-name="gr3" draw:text-style-name="P5" draw:layer="controls" draw:type="curve" svg:x1="15.938cm" svg:y1="7.613cm" svg:x2="17.904cm" svg:y2="8.378cm" draw:start-shape="id4" draw:start-glue-point="3" draw:end-shape="id4" draw:end-glue-point="2" svg:d="M15938 7613c-753 0-628 633 52 1012s1914 504 1914-247" svg:viewBox="0 0 2480 1314">
          <text:p/>
        </draw:connector>
        <draw:connector draw:style-name="gr3" draw:text-style-name="P5" draw:layer="controls" draw:type="curve" svg:x1="12.826cm" svg:y1="12.397cm" svg:x2="14.792cm" svg:y2="13.162cm" draw:start-shape="id3" draw:start-glue-point="3" draw:end-shape="id3" draw:end-glue-point="2" svg:d="M12826 12397c-753 0-628 633 52 1012s1914 504 1914-247" svg:viewBox="0 0 2480 1314">
          <text:p/>
        </draw:connector>
        <draw:connector draw:style-name="gr3" draw:text-style-name="P5" draw:layer="controls" draw:type="curve" svg:x1="16.759cm" svg:y1="12.397cm" svg:x2="14.792cm" svg:y2="11.632cm" draw:start-shape="id3" draw:start-glue-point="1" draw:end-shape="id3" draw:end-glue-point="0" svg:d="M16759 12397c750 0 625-633-54-1012s-1913-504-1913 247" svg:viewBox="0 0 2479 1314">
          <text:p/>
        </draw:connector>
        <draw:connector draw:style-name="gr3" draw:text-style-name="P5" draw:layer="controls" draw:type="curve" svg:x1="8.202cm" svg:y1="20.224cm" svg:x2="6.236cm" svg:y2="19.46cm" draw:start-shape="id1" draw:start-glue-point="1" draw:end-shape="id1" draw:end-glue-point="0" svg:d="M8202 20224c751 0 626-634-53-1013s-1913-504-1913 249" svg:viewBox="0 0 2479 1315">
          <text:p/>
        </draw:connector>
        <draw:connector draw:style-name="gr3" draw:text-style-name="P5" draw:layer="controls" draw:type="curve" svg:x1="4.27cm" svg:y1="20.224cm" svg:x2="6.236cm" svg:y2="20.989cm" draw:start-shape="id1" draw:start-glue-point="3" draw:end-shape="id1" draw:end-glue-point="2" svg:d="M4270 20224c-751 0-626 633 53 1012s1913 503 1913-247" svg:viewBox="0 0 2479 1314">
          <text:p/>
        </draw:connector>
        <draw:connector draw:style-name="gr3" draw:text-style-name="P5" draw:layer="controls" draw:type="curve" svg:x1="5.09cm" svg:y1="25.008cm" svg:x2="3.124cm" svg:y2="24.243cm" draw:start-shape="id5" draw:start-glue-point="1" draw:end-shape="id5" draw:end-glue-point="0" svg:d="M5090 25008c751 0 626-633-53-1012s-1913-504-1913 247" svg:viewBox="0 0 2479 1314">
          <text:p/>
        </draw:connector>
        <draw:connector draw:style-name="gr3" draw:text-style-name="P5" draw:layer="controls" draw:type="curve" svg:x1="1.158cm" svg:y1="25.008cm" svg:x2="3.124cm" svg:y2="25.773cm" draw:start-shape="id5" draw:start-glue-point="3" draw:end-shape="id5" draw:end-glue-point="2" svg:d="M1158 25008c-751 0-626 633 53 1012s1913 504 1913-247" svg:viewBox="0 0 2479 1314">
          <text:p/>
        </draw:connector>
        <draw:connector draw:style-name="gr3" draw:text-style-name="P5" draw:layer="controls" draw:type="curve" svg:x1="8.548cm" svg:y1="16.31cm" svg:x2="10.514cm" svg:y2="17.075cm" draw:start-shape="id2" draw:start-glue-point="3" draw:end-shape="id2" draw:end-glue-point="2" svg:d="M8548 16310c-751 0-626 633 53 1012s1913 503 1913-247" svg:viewBox="0 0 2479 1314">
          <text:p/>
        </draw:connector>
        <draw:connector draw:style-name="gr3" draw:text-style-name="P5" draw:layer="controls" draw:type="curve" svg:x1="12.48cm" svg:y1="16.31cm" svg:x2="10.514cm" svg:y2="15.546cm" draw:start-shape="id2" draw:start-glue-point="1" draw:end-shape="id2" draw:end-glue-point="0" svg:d="M12480 16310c751 0 626-634-53-1013s-1913-504-1913 249" svg:viewBox="0 0 2479 1315">
          <text:p/>
        </draw:connector>
        <draw:frame draw:style-name="gr11" draw:text-style-name="P5" draw:layer="controls" svg:width="1.492cm" svg:height="0.828cm" svg:x="18.769cm" svg:y="5.36cm">
          <draw:text-box>
            <text:p text:style-name="P4"><text:span text:style-name="T1">b3:1</text:span></text:p>
          </draw:text-box>
        </draw:frame>
        <draw:frame draw:style-name="gr12" draw:text-style-name="P5" draw:layer="controls" svg:width="1.491cm" svg:height="0.828cm" svg:x="16.148cm" svg:y="8.856cm">
          <draw:text-box>
            <text:p text:style-name="P4"><text:span text:style-name="T1">b2:2</text:span></text:p>
          </draw:text-box>
        </draw:frame>
        <draw:frame draw:style-name="gr11" draw:text-style-name="P5" draw:layer="controls" svg:width="1.492cm" svg:height="0.828cm" svg:x="15.274cm" svg:y="10.322cm">
          <draw:text-box>
            <text:p text:style-name="P4"><text:span text:style-name="T1">b3:3</text:span></text:p>
          </draw:text-box>
        </draw:frame>
        <draw:frame draw:style-name="gr13" draw:text-style-name="P5" draw:layer="controls" svg:width="1.554cm" svg:height="0.827cm" svg:x="12.372cm" svg:y="13.553cm">
          <draw:text-box>
            <text:p text:style-name="P4"><text:span text:style-name="T1">B2:4</text:span></text:p>
          </draw:text-box>
        </draw:frame>
        <draw:frame draw:style-name="gr14" draw:text-style-name="P5" draw:layer="controls" svg:width="1.553cm" svg:height="0.827cm" svg:x="11.682cm" svg:y="14.592cm">
          <draw:text-box>
            <text:p text:style-name="P4"><text:span text:style-name="T1">B3:5</text:span></text:p>
          </draw:text-box>
        </draw:frame>
        <draw:frame draw:style-name="gr14" draw:text-style-name="P5" draw:layer="controls" svg:width="1.553cm" svg:height="0.827cm" svg:x="8.44cm" svg:y="17.595cm">
          <draw:text-box>
            <text:p text:style-name="P4"><text:span text:style-name="T1">B2:6</text:span></text:p>
          </draw:text-box>
        </draw:frame>
        <draw:frame draw:style-name="gr14" draw:text-style-name="P5" draw:layer="controls" svg:width="1.554cm" svg:height="0.827cm" svg:x="7.808cm" svg:y="18.578cm">
          <draw:text-box>
            <text:p text:style-name="P4"><text:span text:style-name="T1">B3:7</text:span></text:p>
          </draw:text-box>
        </draw:frame>
        <draw:frame draw:style-name="gr15" draw:text-style-name="P5" draw:layer="controls" svg:width="1.553cm" svg:height="0.828cm" svg:x="3.439cm" svg:y="21.355cm">
          <draw:text-box>
            <text:p text:style-name="P4"><text:span text:style-name="T1">B2:8</text:span></text:p>
          </draw:text-box>
        </draw:frame>
        <draw:frame draw:style-name="gr16" draw:text-style-name="P5" draw:layer="controls" svg:width="1.554cm" svg:height="0.806cm" svg:x="4.75cm" svg:y="23.352cm">
          <draw:text-box>
            <text:p text:style-name="P4"><text:span text:style-name="T1">B3:9</text:span></text:p>
          </draw:text-box>
        </draw:frame>
        <draw:frame draw:style-name="gr17" draw:text-style-name="P5" draw:layer="controls" svg:width="1.856cm" svg:height="0.828cm" svg:x="0.008cm" svg:y="25.896cm">
          <draw:text-box>
            <text:p text:style-name="P4"><text:span text:style-name="T1">B2:10</text:span></text:p>
          </draw:text-box>
        </draw:frame>
        <draw:frame draw:style-name="gr18" draw:text-style-name="P1" draw:layer="controls" svg:width="9.831cm" svg:height="6.942cm" svg:x="2.128cm" svg:y="8.202cm">
          <draw:text-box>
            <text:p><text:span text:style-name="T1">1: alarm min ++</text:span></text:p>
            <text:p><text:span text:style-name="T1">2: alarm min –</text:span></text:p>
            <text:p><text:span text:style-name="T1">3: alarm hour ++</text:span></text:p>
            <text:p><text:span text:style-name="T1">4: alarm hour –</text:span></text:p>
            <text:p><text:span text:style-name="T1">5: toggle alarm</text:span></text:p>
            <text:p><text:span text:style-name="T1">6: turn off buzzer</text:span></text:p>
            <text:p><text:span text:style-name="T1">7: clock hour ++</text:span></text:p>
            <text:p><text:span text:style-name="T1">8: clock hour –</text:span></text:p>
            <text:p><text:span text:style-name="T1">9: clock min ++</text:span></text:p>
            <text:p><text:span text:style-name="T1">10:clock min --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ylorrk </meta:initial-creator>
    <meta:creation-date>2014-05-24T06:59:37.884241235</meta:creation-date>
    <dc:date>2014-05-25T18:12:36.260657651</dc:date>
    <dc:creator>carylorrk </dc:creator>
    <meta:editing-duration>PT51M6S</meta:editing-duration>
    <meta:editing-cycles>7</meta:editing-cycles>
    <meta:generator>LibreOffice/4.2.3.3$Linux_X86_64 LibreOffice_project/420m0$Build-3</meta:generator>
    <meta:document-statistic meta:object-count="47"/>
  </office:meta>
</office:document-meta>
</file>